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00ed" officeooo:paragraph-rsid="000100ed"/>
    </style:style>
    <style:style style:name="P2" style:family="paragraph" style:parent-style-name="Text_20_body">
      <style:text-properties officeooo:rsid="000100ed" officeooo:paragraph-rsid="000100ed"/>
    </style:style>
    <style:style style:name="P3" style:family="paragraph" style:parent-style-name="Text_20_body">
      <style:text-properties officeooo:rsid="000462d9" officeooo:paragraph-rsid="000462d9"/>
    </style:style>
    <style:style style:name="P4" style:family="paragraph" style:parent-style-name="Text_20_body">
      <style:text-properties officeooo:rsid="0004d17f" officeooo:paragraph-rsid="0004d17f"/>
    </style:style>
    <style:style style:name="P5" style:family="paragraph" style:parent-style-name="Text_20_body">
      <style:text-properties officeooo:rsid="0006019d" officeooo:paragraph-rsid="0006019d"/>
    </style:style>
    <style:style style:name="P6" style:family="paragraph" style:parent-style-name="Text_20_body">
      <style:text-properties officeooo:paragraph-rsid="0009f5da"/>
    </style:style>
    <style:style style:name="P7" style:family="paragraph" style:parent-style-name="Text_20_body">
      <style:text-properties officeooo:rsid="0009f5da" officeooo:paragraph-rsid="0009f5da"/>
    </style:style>
    <style:style style:name="P8" style:family="paragraph" style:parent-style-name="Text_20_body">
      <style:text-properties officeooo:rsid="000bae17" officeooo:paragraph-rsid="000bae17"/>
    </style:style>
    <style:style style:name="P9" style:family="paragraph" style:parent-style-name="Text_20_body">
      <style:text-properties officeooo:paragraph-rsid="000ce082"/>
    </style:style>
    <style:style style:name="P10" style:family="paragraph" style:parent-style-name="Text_20_body">
      <style:text-properties officeooo:rsid="000f2ade" officeooo:paragraph-rsid="000f2ade"/>
    </style:style>
    <style:style style:name="P11" style:family="paragraph" style:parent-style-name="Text_20_body">
      <style:text-properties officeooo:rsid="000f2ade" officeooo:paragraph-rsid="0012345b"/>
    </style:style>
    <style:style style:name="P12" style:family="paragraph" style:parent-style-name="Text_20_body">
      <style:text-properties officeooo:rsid="000f2ade" officeooo:paragraph-rsid="00282805"/>
    </style:style>
    <style:style style:name="P13" style:family="paragraph" style:parent-style-name="Text_20_body">
      <style:text-properties officeooo:rsid="00136a19" officeooo:paragraph-rsid="00136a19"/>
    </style:style>
    <style:style style:name="P14" style:family="paragraph" style:parent-style-name="Text_20_body">
      <style:text-properties officeooo:rsid="0014d7fd" officeooo:paragraph-rsid="0014d7fd"/>
    </style:style>
    <style:style style:name="P15" style:family="paragraph" style:parent-style-name="Text_20_body">
      <style:text-properties officeooo:rsid="001bfa9b" officeooo:paragraph-rsid="001bfa9b"/>
    </style:style>
    <style:style style:name="P16" style:family="paragraph" style:parent-style-name="Text_20_body">
      <style:text-properties officeooo:rsid="001bfa9b" officeooo:paragraph-rsid="001ca55e"/>
    </style:style>
    <style:style style:name="P17" style:family="paragraph" style:parent-style-name="Text_20_body">
      <style:text-properties officeooo:rsid="001da554" officeooo:paragraph-rsid="001da554"/>
    </style:style>
    <style:style style:name="P18" style:family="paragraph" style:parent-style-name="Text_20_body">
      <style:text-properties officeooo:rsid="00228fb4" officeooo:paragraph-rsid="00228fb4"/>
    </style:style>
    <style:style style:name="P19" style:family="paragraph" style:parent-style-name="Text_20_body">
      <style:text-properties officeooo:rsid="0022e499" officeooo:paragraph-rsid="0022e499"/>
    </style:style>
    <style:style style:name="P20" style:family="paragraph" style:parent-style-name="Text_20_body">
      <style:text-properties officeooo:rsid="0023d747" officeooo:paragraph-rsid="00264796"/>
    </style:style>
    <style:style style:name="P21" style:family="paragraph" style:parent-style-name="Text_20_body">
      <style:text-properties officeooo:rsid="00282805" officeooo:paragraph-rsid="00282805"/>
    </style:style>
    <style:style style:name="P22" style:family="paragraph" style:parent-style-name="Text_20_body">
      <style:text-properties officeooo:rsid="00282805" officeooo:paragraph-rsid="0028c8c5"/>
    </style:style>
    <style:style style:name="P23" style:family="paragraph" style:parent-style-name="Text_20_body">
      <style:text-properties officeooo:rsid="0028c8c5" officeooo:paragraph-rsid="0028c8c5"/>
    </style:style>
    <style:style style:name="P24" style:family="paragraph" style:parent-style-name="Text_20_body">
      <style:text-properties officeooo:rsid="002aab98" officeooo:paragraph-rsid="002aab98"/>
    </style:style>
    <style:style style:name="P25" style:family="paragraph" style:parent-style-name="Text_20_body">
      <style:text-properties officeooo:rsid="002aab98" officeooo:paragraph-rsid="002eadfa"/>
    </style:style>
    <style:style style:name="P26" style:family="paragraph" style:parent-style-name="Text_20_body">
      <style:text-properties officeooo:rsid="0032d8c2" officeooo:paragraph-rsid="0032d8c2"/>
    </style:style>
    <style:style style:name="P27" style:family="paragraph" style:parent-style-name="Text_20_body">
      <style:text-properties officeooo:rsid="003bfd1f" officeooo:paragraph-rsid="003bfd1f"/>
    </style:style>
    <style:style style:name="P28" style:family="paragraph" style:parent-style-name="Text_20_body">
      <style:text-properties officeooo:rsid="003f00df" officeooo:paragraph-rsid="003f00df"/>
    </style:style>
    <style:style style:name="P29" style:family="paragraph" style:parent-style-name="Text_20_body">
      <style:text-properties officeooo:rsid="0043efa6" officeooo:paragraph-rsid="0043efa6"/>
    </style:style>
    <style:style style:name="P30" style:family="paragraph" style:parent-style-name="Text_20_body">
      <style:text-properties officeooo:rsid="0045cb3a" officeooo:paragraph-rsid="0045cb3a"/>
    </style:style>
    <style:style style:name="P31" style:family="paragraph" style:parent-style-name="Text_20_body">
      <style:text-properties officeooo:rsid="0048a0d4" officeooo:paragraph-rsid="0048a0d4"/>
    </style:style>
    <style:style style:name="P32" style:family="paragraph" style:parent-style-name="Title">
      <style:text-properties officeooo:rsid="000100ed" officeooo:paragraph-rsid="000100ed"/>
    </style:style>
    <style:style style:name="P33" style:family="paragraph" style:parent-style-name="Heading_20_1">
      <style:text-properties officeooo:rsid="000ce082" officeooo:paragraph-rsid="000ce082"/>
    </style:style>
    <style:style style:name="P34" style:family="paragraph" style:parent-style-name="Heading_20_1">
      <style:text-properties officeooo:rsid="0019541c" officeooo:paragraph-rsid="0019541c"/>
    </style:style>
    <style:style style:name="P35" style:family="paragraph" style:parent-style-name="Heading_20_1">
      <style:text-properties officeooo:rsid="001af92d" officeooo:paragraph-rsid="001af92d"/>
    </style:style>
    <style:style style:name="P36" style:family="paragraph" style:parent-style-name="Heading_20_1">
      <style:text-properties officeooo:rsid="001ee682" officeooo:paragraph-rsid="001ee682"/>
    </style:style>
    <style:style style:name="P37" style:family="paragraph" style:parent-style-name="Heading_20_1">
      <style:text-properties officeooo:rsid="003bda5f" officeooo:paragraph-rsid="003bda5f"/>
    </style:style>
    <style:style style:name="T1" style:family="text">
      <style:text-properties officeooo:rsid="000462d9"/>
    </style:style>
    <style:style style:name="T2" style:family="text">
      <style:text-properties officeooo:rsid="00071d72"/>
    </style:style>
    <style:style style:name="T3" style:family="text">
      <style:text-properties officeooo:rsid="0007db74"/>
    </style:style>
    <style:style style:name="T4" style:family="text">
      <style:text-properties officeooo:rsid="0009f5da"/>
    </style:style>
    <style:style style:name="T5" style:family="text">
      <style:text-properties officeooo:rsid="000ef5ce"/>
    </style:style>
    <style:style style:name="T6" style:family="text">
      <style:text-properties officeooo:rsid="0012345b"/>
    </style:style>
    <style:style style:name="T7" style:family="text">
      <style:text-properties officeooo:rsid="0015c7e4"/>
    </style:style>
    <style:style style:name="T8" style:family="text">
      <style:text-properties officeooo:rsid="001e0a98"/>
    </style:style>
    <style:style style:name="T9" style:family="text">
      <style:text-properties officeooo:rsid="00209064"/>
    </style:style>
    <style:style style:name="T10" style:family="text">
      <style:text-properties officeooo:rsid="00282805"/>
    </style:style>
    <style:style style:name="T11" style:family="text">
      <style:text-properties officeooo:rsid="0028c8c5"/>
    </style:style>
    <style:style style:name="T12" style:family="text">
      <style:text-properties officeooo:rsid="002c761c"/>
    </style:style>
    <style:style style:name="T13" style:family="text">
      <style:text-properties officeooo:rsid="002d30b7"/>
    </style:style>
    <style:style style:name="T14" style:family="text">
      <style:text-properties officeooo:rsid="002e1d71"/>
    </style:style>
    <style:style style:name="T15" style:family="text">
      <style:text-properties officeooo:rsid="002eadfa"/>
    </style:style>
    <style:style style:name="T16" style:family="text">
      <style:text-properties officeooo:rsid="00318bd1"/>
    </style:style>
    <style:style style:name="T17" style:family="text">
      <style:text-properties officeooo:rsid="0035fdd8"/>
    </style:style>
    <style:style style:name="T18" style:family="text">
      <style:text-properties officeooo:rsid="00376966"/>
    </style:style>
    <style:style style:name="T19" style:family="text">
      <style:text-properties officeooo:rsid="003ad3be"/>
    </style:style>
    <style:style style:name="T20" style:family="text">
      <style:text-properties officeooo:rsid="003c0e8e"/>
    </style:style>
    <style:style style:name="T21" style:family="text">
      <style:text-properties officeooo:rsid="003d2c1d"/>
    </style:style>
    <style:style style:name="T22" style:family="text">
      <style:text-properties fo:color="#ff0000"/>
    </style:style>
    <style:style style:name="T23" style:family="text">
      <style:text-properties fo:color="#007826"/>
    </style:style>
    <style:style style:name="T24" style:family="text">
      <style:text-properties officeooo:rsid="00415ffe"/>
    </style:style>
    <style:style style:name="T25" style:family="text">
      <style:text-properties officeooo:rsid="004183ce"/>
    </style:style>
    <style:style style:name="T26" style:family="text">
      <style:text-properties officeooo:rsid="00444422"/>
    </style:style>
    <style:style style:name="T27" style:family="text">
      <style:text-properties officeooo:rsid="004608f3"/>
    </style:style>
    <style:style style:name="T28" style:family="text">
      <style:text-properties officeooo:rsid="00471790"/>
    </style:style>
    <style:style style:name="T29" style:family="text">
      <style:text-properties officeooo:rsid="00494de2"/>
    </style:style>
    <style:style style:name="T30" style:family="text">
      <style:text-properties officeooo:rsid="004c5cce"/>
    </style:style>
    <style:style style:name="T31" style:family="text">
      <style:text-properties officeooo:rsid="005727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omas Lerchundi</text:p>
      <text:p text:style-name="P1">7 octobre 2015</text:p>
      <text:p text:style-name="P32"/>
      <text:p text:style-name="P32"/>
      <text:p text:style-name="P32"/>
      <text:p text:style-name="P32"/>
      <text:p text:style-name="P32"/>
      <text:p text:style-name="P32">Base de données</text:p>
      <text:p text:style-name="Subtitle">Rapport du TP1</text:p>
      <text:p text:style-name="Subtitle">Transaction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UJF Imag</text:p>
      <text:p text:style-name="P2"><text:soft-page-break/></text:p>
      <text:h text:style-name="Heading_20_1" text:outline-level="1">Exercice 1 : <text:span text:style-name="T1">Annulation des transactions</text:span></text:h>
      <text:p text:style-name="P3"/>
      <text:p text:style-name="P3">On insère dans la table deux comptes pour Paul :</text:p>
      <text:p text:style-name="P3"><text:tab/>insert into Comptes values (1, 'Paul', 1000);</text:p>
      <text:p text:style-name="P3"><text:tab/>insert into Comptes values (2, 'Paul', 3);</text:p>
      <text:p text:style-name="P4">Après affichage, la table contient bien les 2 nouveaux comptes.</text:p>
      <text:p text:style-name="P5">Après avoir fait un rollback, la table ne contient plus rien, la transaction est bien annulée.</text:p>
      <text:h text:style-name="Heading_20_1" text:outline-level="1"><text:span text:style-name="T2">Exercice 2 : Validation de transaction</text:span></text:h>
      <text:p text:style-name="Text_20_body"><text:line-break/><text:span text:style-name="T3">Cette fois-ci, on insère dans la table deux comptes pour Pierre, puis on commit en suivant:</text:span></text:p>
      <text:p text:style-name="P6"><text:tab/><text:span text:style-name="T4">insert into Comptes values (1, 'Pierre', 1500);</text:span></text:p>
      <text:p text:style-name="P7"><text:tab/>insert into Comptes values (2, 'Pierre', 30);</text:p>
      <text:p text:style-name="P7"><text:tab/>commit;</text:p>
      <text:p text:style-name="P8">Comme la transaction est validée par le commit, le rollback n'a aucun effet sur la table.</text:p>
      <text:p text:style-name="P8"/>
      <text:h text:style-name="P33" text:outline-level="1">Exercice 4 : Points de sauvegarde</text:h>
      <text:p text:style-name="P9"><text:span text:style-name="T5">On insère un compte pour Paul, puis on place un point de sauvegarde :</text:span></text:p>
      <text:p text:style-name="P10"><text:tab/>insert into Comptes values (3,'Paul',300);</text:p>
      <text:p text:style-name="P11"><text:tab/><text:span text:style-name="T6">savepoint UnInsert;</text:span></text:p>
      <text:p text:style-name="P13">On insère un autre compte, puis on rollback jusqu'au point de sauvegarde.</text:p>
      <text:p text:style-name="P13"><text:tab/>insert into Comptes values (4, 'Paul', 4333);</text:p>
      <text:p text:style-name="P13"><text:tab/>rollback to UnInsert;</text:p>
      <text:p text:style-name="P14">Le compte numero 4 est bien enlevé. Et le <text:span text:style-name="T29">c</text:span>ompte 3 persiste. <text:span text:style-name="T7">Après un rollback, la transaction est totalement annulée et le Compte 3 n'est plus dans la table.</text:span> </text:p>
      <text:p text:style-name="P14"/>
      <text:p text:style-name="P14"/>
      <text:p text:style-name="P14"/>
      <text:p text:style-name="P14"/>
      <text:h text:style-name="P34" text:outline-level="1"><text:soft-page-break/>Partie 2 : Cohérence</text:h>
      <text:h text:style-name="P35" text:outline-level="1">Exercice 1 :</text:h>
      <text:p text:style-name="P16"><text:tab/></text:p>
      <text:p text:style-name="P16"><text:tab/>insert into Comptes values (3, 'Claude', 100);</text:p>
      <text:p text:style-name="P15"><text:tab/>insert into Comptes values (4, 'Henri', 200);</text:p>
      <text:p text:style-name="P15"><text:tab/>set constraint SoldePositif IMMEDIATE;</text:p>
      <text:p text:style-name="P15"><text:tab/>Update Comptes set Comptes.Solde=Solde+50 where Comptes.Nom='Henri';</text:p>
      <text:p text:style-name="P15"><text:tab/>Update Comptes set Comptes.Solde=Solde-150 where Comptes.Nom='Claude';</text:p>
      <text:p text:style-name="P15"><text:tab/>-&gt;check constraint (LERCHUNT.SOLDEPOSITIF) violated</text:p>
      <text:p text:style-name="P17">On constate que comme le mode est Immediate, la contrainte est de suite vérifié<text:span text:style-name="T30">e</text:span> au moment de la mise à jour, avant même la validation de la transaction.</text:p>
      <text:p text:style-name="P17">En mode Deferred, la vérification de la contrainte ne se fait qu'<text:span text:style-name="T8">au moment de</text:span> la validation de la transaction.</text:p>
      <text:p text:style-name="P17"/>
      <text:h text:style-name="P36" text:outline-level="1">Partie 3 : Isolation</text:h>
      <text:h text:style-name="Heading_20_1" text:outline-level="1">Exercice 1 : <text:span text:style-name="T9">niveau d'isolation READ COMMITED</text:span></text:h>
      <text:p text:style-name="Text_20_body"/>
      <text:p text:style-name="P18">On ajoute 1000 sur le compte numéro 2 de Pierre. </text:p>
      <text:p text:style-name="P18"><text:tab/>Update Comptes set Comptes.Solde=Solde+1000 where Comptes.NC='2';</text:p>
      <text:p text:style-name="P19">En affichant sur S1, le compte 2 contient 1030 euros, alors que sur S2, il n'en contient que 30.</text:p>
      <text:p text:style-name="P20">Tant que S1, n'a pas validé la transaction, les lectures de S2 se font depuis la dernière valeur validée.</text:p>
      <text:h text:style-name="Heading_20_1" text:outline-level="1">Exercice 2</text:h>
      <text:p text:style-name="P21">Dans S1 :</text:p>
      <text:p text:style-name="P12"><text:tab/>insert into Comptes values (3,'Paul',<text:span text:style-name="T10">2</text:span>00);</text:p>
      <text:p text:style-name="P23">Dans S2 :</text:p>
      <text:p text:style-name="P22"><text:span text:style-name="T11"><text:tab/>set transaction isolation level serializable;</text:span></text:p>
      <text:p text:style-name="P23">On constate que les autres transactions n'ont pas d'effet sur une transaction en mode Serializable, si cette même transaction n'a pas commit.</text:p>
      <text:h text:style-name="Heading_20_1" text:outline-level="1"><text:soft-page-break/>Exercice 3: V<text:span text:style-name="T19">errouillage</text:span></text:h>
      <text:p text:style-name="Text_20_body"/>
      <text:p text:style-name="P24">Dans S1 :Delete From Comptes Where Nom in ('Pierre');</text:p>
      <text:p text:style-name="P24">Dans S2 : Update Comptes set Comptes.Nom='Pierre';</text:p>
      <text:p text:style-name="P24"><text:span text:style-name="T12">On constate un b</text:span>locage!</text:p>
      <text:p text:style-name="P24"></text:p>
      <text:p text:style-name="P24"><text:span text:style-name="T13">On c</text:span>ommit <text:span text:style-name="T13">alors</text:span> S1, <text:span text:style-name="T13">ce qui</text:span> débloque S2;</text:p>
      <text:p text:style-name="P24">Dans S2 :</text:p>
      <text:p text:style-name="P24">SQL&gt; Update Comptes set Comptes.Nom='Pierre';</text:p>
      <text:p text:style-name="P24"><text:tab/><text:span text:style-name="T16">Le contenu de la table est donc:</text:span></text:p>
      <text:p text:style-name="P24"><text:s text:c="3"/><text:tab/>NC NOM <text:s text:c="12"/>SOLDE</text:p>
      <text:p text:style-name="P24"><text:tab/>---------- ---------- ----------</text:p>
      <text:p text:style-name="P24"><text:s text:c="9"/><text:tab/><text:span text:style-name="T14">1</text:span> Pierre <text:s text:c="11"/>1<text:span text:style-name="T14">500</text:span></text:p>
      <text:p text:style-name="P24"><text:s text:c="9"/><text:tab/><text:span text:style-name="T14">2</text:span> Pierre <text:s text:c="11"/><text:span text:style-name="T14">1030</text:span></text:p>
      <text:p text:style-name="P24"><text:tab/><text:span text:style-name="T14">3 Pierre<text:tab/>200</text:span></text:p>
      <text:p text:style-name="P24"/>
      <text:p text:style-name="P24">commit de S2</text:p>
      <text:p text:style-name="P24">Dans S1:</text:p>
      <text:p text:style-name="P24"><text:tab/>SQL&gt; select * from Comptes;</text:p>
      <text:p text:style-name="P24"><text:tab/>NC NOM <text:s text:c="12"/>SOLDE</text:p>
      <text:p text:style-name="P24"><text:tab/>---------- ---------- ----------</text:p>
      <text:p text:style-name="P25"><text:tab/><text:span text:style-name="T15">1 Pierre<text:tab/>1500</text:span></text:p>
      <text:p text:style-name="P25"><text:span text:style-name="T15"><text:tab/>2</text:span> Pierre <text:s text:c="10"/>10<text:span text:style-name="T15">30</text:span></text:p>
      <text:p text:style-name="P24"><text:tab/><text:span text:style-name="T15">3</text:span> Pierre <text:s text:c="10"/>200</text:p>
      <text:p text:style-name="P26"/>
      <text:p text:style-name="P26">C'est donc la dernière transaction <text:span text:style-name="T17">à</text:span> valide<text:span text:style-name="T17">r</text:span> qui affecte l'ensemble de la table. <text:span text:style-name="T18">Comme S2 a été lancée avant que la transaction de S1 ait eu le temps de commit, elle n'a pas évalué les données qui ont été supprimées par S1.</text:span></text:p>
      <text:p text:style-name="P26"/>
      <text:p text:style-name="P26"/>
      <text:p text:style-name="P26"/>
      <text:h text:style-name="P37" text:outline-level="1"><text:soft-page-break/>Exercice 4 : <text:span text:style-name="T31">Interblocage</text:span></text:h>
      <text:p text:style-name="P27"/>
      <text:p text:style-name="P27">Création du Deadlock:</text:p>
      <text:p text:style-name="P27"></text:p>
      <text:p text:style-name="P27">Etat initial de la table:</text:p>
      <text:p text:style-name="P27"><text:s text:c="8"/><text:tab/>NC NOM <text:s text:c="12"/>SOLDE</text:p>
      <text:p text:style-name="P27"><text:tab/>---------- ---------- ----------</text:p>
      <text:p text:style-name="P27"><text:s text:c="9"/><text:tab/>1 Pierre <text:s text:c="11"/>1<text:span text:style-name="T20">500</text:span></text:p>
      <text:p text:style-name="P27"><text:s text:c="9"/><text:tab/>2 Pierre <text:s text:c="11"/><text:span text:style-name="T20">1030</text:span></text:p>
      <text:p text:style-name="P27"><text:tab/>3 Pierre <text:s text:c="11"/>200</text:p>
      <text:p text:style-name="P27"></text:p>
      <text:p text:style-name="P28">Voici donc comment je crée l'interblocage :</text:p>
      <text:p text:style-name="P27"><text:span text:style-name="T22">T1:</text:span><text:tab/>SQL&gt; update Comptes set Nom = 'thomas' where solde =1<text:span text:style-name="T21">500</text:span>;</text:p>
      <text:p text:style-name="P27"><text:span text:style-name="T23">T2:</text:span><text:tab/>SQL&gt; update Comptes set Nom = 'lucas' where solde =200;</text:p>
      <text:p text:style-name="P27"><text:span text:style-name="T22">T1:</text:span><text:tab/>SQL&gt; Update Comptes set Nom='Renaud' where solde=200;</text:p>
      <text:p text:style-name="P27">(T1 attend que T2 ait fini <text:span text:style-name="T24">de travailler sur le compte 3</text:span>)</text:p>
      <text:p text:style-name="P27"><text:span text:style-name="T23">T2:</text:span><text:tab/>SQL&gt; update Comptes set Nom='Jaki' where solde=1<text:span text:style-name="T21">50</text:span>0;</text:p>
      <text:p text:style-name="P27"><text:span text:style-name="T25">(</text:span>T2 attend que T1 ait fini <text:span text:style-name="T25">de travailler sur le compte 1)</text:span></text:p>
      <text:p text:style-name="P27"/>
      <text:p text:style-name="P29">Voici l'affichage de oracle qui arrive dans le terminal de T1:</text:p>
      <text:p text:style-name="P29"><text:tab/>ERROR at line 1:</text:p>
      <text:p text:style-name="P29"><text:tab/>ORA-00060: deadlock detected while waiting for resource</text:p>
      <text:p text:style-name="P29"/>
      <text:p text:style-name="P29">Oracle détecte donc l'interblocage.</text:p>
      <text:p text:style-name="P31">T1 se débloque mais s<text:span text:style-name="T26">i j'affiche l'état de la table dans T1 : je vois qu'il a écrit thomas mais pas Renaud dans la table.</text:span></text:p>
      <text:p text:style-name="P30">T2 est toujours en attente d'un commit de T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eeeeee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rchunt </meta:initial-creator>
    <meta:creation-date>2015-10-15T16:55:19.888659909</meta:creation-date>
    <dc:date>2015-10-15T18:10:45.736329690</dc:date>
    <dc:creator>lerchunt </dc:creator>
    <meta:editing-duration>PT1H9M46S</meta:editing-duration>
    <meta:editing-cycles>84</meta:editing-cycles>
    <meta:generator>LibreOffice/4.2.8.2$Linux_X86_64 LibreOffice_project/420m0$Build-2</meta:generator>
    <meta:document-statistic meta:table-count="0" meta:image-count="0" meta:object-count="0" meta:page-count="5" meta:paragraph-count="95" meta:word-count="678" meta:character-count="4268" meta:non-whitespace-character-count="3435"/>
  </office:meta>
</office:document-meta>
</file>